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3cm" svg:y1="3.6cm" svg:x2="24.9cm" svg:y2="3.6cm">
          <text:p/>
        </draw:line>
        <draw:frame draw:style-name="gr2" draw:layer="layout" svg:width="1.7cm" svg:height="0.962cm" svg:x="25.6cm" svg:y="3cm">
          <draw:text-box>
            <text:p>time</text:p>
          </draw:text-box>
        </draw:frame>
        <draw:line draw:style-name="gr3" draw:text-style-name="P1" draw:layer="layout" svg:x1="5.9cm" svg:y1="2.8cm" svg:x2="5.9cm" svg:y2="3.6cm">
          <text:p/>
        </draw:line>
        <draw:line draw:style-name="gr3" draw:text-style-name="P1" draw:layer="layout" svg:x1="9.4cm" svg:y1="2.8cm" svg:x2="9.4cm" svg:y2="3.6cm">
          <text:p/>
        </draw:line>
        <draw:line draw:style-name="gr3" draw:text-style-name="P1" draw:layer="layout" svg:x1="9.6cm" svg:y1="2.8cm" svg:x2="9.6cm" svg:y2="3.6cm">
          <text:p/>
        </draw:line>
        <draw:line draw:style-name="gr3" draw:text-style-name="P1" draw:layer="layout" svg:x1="12.5cm" svg:y1="2.8cm" svg:x2="12.5cm" svg:y2="3.6cm">
          <text:p/>
        </draw:line>
        <draw:line draw:style-name="gr3" draw:text-style-name="P1" draw:layer="layout" svg:x1="14.7cm" svg:y1="2.8cm" svg:x2="14.7cm" svg:y2="3.6cm">
          <text:p/>
        </draw:line>
        <draw:line draw:style-name="gr3" draw:text-style-name="P1" draw:layer="layout" svg:x1="19.7cm" svg:y1="2.8cm" svg:x2="19.7cm" svg:y2="3.6cm">
          <text:p/>
        </draw:line>
        <draw:line draw:style-name="gr3" draw:text-style-name="P1" draw:layer="layout" svg:x1="21.9cm" svg:y1="2.8cm" svg:x2="21.9cm" svg:y2="3.6cm">
          <text:p/>
        </draw:line>
        <draw:frame draw:style-name="gr2" draw:layer="layout" svg:width="3.601cm" svg:height="0.962cm" svg:x="0.4cm" svg:y="4.3cm">
          <draw:text-box>
            <text:p>Taken data</text:p>
          </draw:text-box>
        </draw:frame>
        <draw:frame draw:style-name="gr4" draw:layer="layout" svg:width="4.4cm" svg:height="0.962cm" svg:x="0.5cm" svg:y="5.6cm">
          <draw:text-box>
            <text:p>Scrambling 1</text:p>
          </draw:text-box>
        </draw:frame>
        <draw:frame draw:style-name="gr4" draw:layer="layout" svg:width="4.4cm" svg:height="0.962cm" svg:x="0.4cm" svg:y="7.1cm">
          <draw:text-box>
            <text:p>Scrambling 2</text:p>
          </draw:text-box>
        </draw:frame>
        <draw:frame draw:style-name="gr4" draw:text-style-name="P2" draw:layer="layout" svg:width="0.6cm" svg:height="2.384cm" svg:x="1.8cm" svg:y="8.316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g>
          <svg:title>TexMaths</svg:title>
          <svg:desc>28§display§t_1§svg§600§FALSE§</svg:desc>
          <draw:polygon draw:style-name="gr5" draw:layer="layout" svg:width="0.749cm" svg:height="0.755cm" svg:x="5.65cm" svg:y="1.811cm" svg:viewBox="0 0 750 756" draw:points="375,756 0,756 0,0 750,0 750,756">
            <text:p/>
          </draw:polygon>
          <draw:path draw:style-name="gr6" draw:layer="layout" svg:width="0.304cm" svg:height="0.629cm" svg:x="5.672cm" svg:y="1.8cm" svg:viewBox="0 0 305 630" svg:d="M182 224h92c20 0 31 0 31-20 0-11-11-11-28-11h-87c37-140 39-159 39-165 0-17-11-28-28-28-2 0-30 0-39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6" draw:layer="layout" svg:width="0.254cm" svg:height="0.458cm" svg:x="6.081cm" svg:y="2.108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t_2§svg§600§FALSE§</svg:desc>
          <draw:polygon draw:style-name="gr5" draw:layer="layout" svg:width="0.749cm" svg:height="0.755cm" svg:x="8.85cm" svg:y="1.812cm" svg:viewBox="0 0 750 756" draw:points="375,756 0,756 0,0 750,0 750,756">
            <text:p/>
          </draw:polygon>
          <draw:path draw:style-name="gr6" draw:layer="layout" svg:width="0.304cm" svg:height="0.629cm" svg:x="8.872cm" svg:y="1.801cm" svg:viewBox="0 0 305 630" svg:d="M182 224h92c20 0 31 0 31-20 0-11-11-11-28-11h-87c37-140 39-159 39-165 0-17-11-28-28-28-2 0-30 0-39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6" draw:layer="layout" svg:width="0.307cm" svg:height="0.458cm" svg:x="9.247cm" svg:y="2.109cm" svg:viewBox="0 0 308 459" svg:d="M308 333h-25c0 17-9 56-17 64-6 3-59 3-70 3h-126c73-64 95-84 137-114 53-42 101-84 101-152 0-84-76-134-162-134-87 0-146 62-146 123 0 37 31 39 36 39 17 0 37-11 37-36 0-11-3-36-39-36 19-51 67-65 100-65 70 0 107 53 107 109 0 62-45 110-67 135l-168 165c-6 5-6 5-6 25h285z">
            <text:p/>
          </draw:path>
        </draw:g>
        <draw:g>
          <svg:title>TexMaths</svg:title>
          <svg:desc>28§display§t_3§svg§600§FALSE§</svg:desc>
          <draw:polygon draw:style-name="gr5" draw:layer="layout" svg:width="0.749cm" svg:height="0.755cm" svg:x="9.55cm" svg:y="1.813cm" svg:viewBox="0 0 750 756" draw:points="375,756 0,756 0,0 750,0 750,756">
            <text:p/>
          </draw:polygon>
          <draw:path draw:style-name="gr6" draw:layer="layout" svg:width="0.304cm" svg:height="0.629cm" svg:x="9.572cm" svg:y="1.802cm" svg:viewBox="0 0 305 630" svg:d="M182 224h92c20 0 31 0 31-20 0-11-11-11-28-11h-87c37-140 39-159 39-165 0-17-11-28-28-28-2 0-30 0-39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6" draw:layer="layout" svg:width="0.318cm" svg:height="0.472cm" svg:x="9.942cm" svg:y="2.11cm" svg:viewBox="0 0 319 473" svg:d="M151 230c56 0 95 36 95 112 0 83-50 109-92 109-28 0-87-6-118-48 34 0 42-25 42-39 0-22-16-36-39-36-19 0-39 11-39 39 0 64 73 106 157 106 95 0 162-64 162-131 0-56-45-110-120-126 72-26 98-79 98-121 0-53-62-95-140-95-76 0-135 36-135 92 0 26 14 37 37 37 19 0 33-14 33-34 0-22-14-36-33-36 22-31 70-39 98-39 30 0 72 16 72 75 0 31-8 62-28 84-22 25-41 28-75 28-17 3-20 3-22 3-3 0-9 0-9 8 0 12 9 12 20 12z">
            <text:p/>
          </draw:path>
        </draw:g>
        <draw:g>
          <svg:title>TexMaths</svg:title>
          <svg:desc>28§display§t_4§svg§600§FALSE§</svg:desc>
          <draw:polygon draw:style-name="gr5" draw:layer="layout" svg:width="0.749cm" svg:height="0.755cm" svg:x="12.251cm" svg:y="1.814cm" svg:viewBox="0 0 750 756" draw:points="375,756 0,756 0,0 750,0 750,756">
            <text:p/>
          </draw:polygon>
          <draw:path draw:style-name="gr6" draw:layer="layout" svg:width="0.304cm" svg:height="0.629cm" svg:x="12.273cm" svg:y="1.803cm" svg:viewBox="0 0 305 630" svg:d="M182 224h92c20 0 31 0 31-20 0-11-11-11-28-11h-87c37-140 39-159 39-165 0-17-11-28-28-28-2 0-30 0-39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6" draw:layer="layout" svg:width="0.34cm" svg:height="0.466cm" svg:x="12.634cm" svg:y="2.103cm" svg:viewBox="0 0 341 467" svg:d="M341 353v-25h-78v-308c0-14 0-20-14-20-8 0-11 0-20 8l-229 320v25h204v58c0 23 0 31-56 31h-19v25c36-2 78-2 103-2 28 0 70 0 107 2v-25h-20c-56 0-56-8-56-31v-58zM210 76v252h-185z">
            <text:p/>
          </draw:path>
        </draw:g>
        <draw:g>
          <svg:title>TexMaths</svg:title>
          <svg:desc>28§display§t_5§svg§600§FALSE§</svg:desc>
          <draw:polygon draw:style-name="gr5" draw:layer="layout" svg:width="0.749cm" svg:height="0.755cm" svg:x="14.35cm" svg:y="1.815cm" svg:viewBox="0 0 750 756" draw:points="375,756 0,756 0,0 750,0 750,756">
            <text:p/>
          </draw:polygon>
          <draw:path draw:style-name="gr6" draw:layer="layout" svg:width="0.304cm" svg:height="0.629cm" svg:x="14.372cm" svg:y="1.804cm" svg:viewBox="0 0 305 630" svg:d="M182 224h92c20 0 31 0 31-20 0-11-11-11-28-11h-87c37-140 39-159 39-165 0-17-11-28-28-28-2 0-30 0-39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6" draw:layer="layout" svg:width="0.307cm" svg:height="0.472cm" svg:x="14.747cm" svg:y="2.112cm" svg:viewBox="0 0 308 473" svg:d="M64 73c37 8 56 8 68 8 92 0 145-61 145-73 0-5-6-8-8-8 0 0-3 0-6 3-17 5-53 19-103 19-20 0-59-2-104-19-6-3-8-3-8-3-9 0-9 8-9 20v204c0 11 0 20 11 20 6 0 6-3 14-12 31-36 73-42 96-42 41 0 61 34 64 40 14 22 17 47 17 89 0 20 0 62-20 92-20 23-47 40-81 40-45 0-92-26-109-70 25 3 39-14 39-34 0-31-25-36-36-36 0 0-34 0-34 39 0 61 56 123 140 123 89 0 168-64 168-151 0-78-62-151-146-151-30 0-67 8-98 33z">
            <text:p/>
          </draw:path>
        </draw:g>
        <draw:g>
          <svg:title>TexMaths</svg:title>
          <svg:desc>28§display§t_{99}§svg§600§FALSE§</svg:desc>
          <draw:polygon draw:style-name="gr5" draw:layer="layout" svg:width="1.141cm" svg:height="0.755cm" svg:x="19.351cm" svg:y="1.818cm" svg:viewBox="0 0 1142 756" draw:points="571,756 0,756 0,0 1142,0 1142,756">
            <text:p/>
          </draw:polygon>
          <draw:path draw:style-name="gr6" draw:layer="layout" svg:width="0.304cm" svg:height="0.629cm" svg:x="19.373cm" svg:y="1.807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6" draw:layer="layout" svg:width="0.318cm" svg:height="0.472cm" svg:x="19.743cm" svg:y="2.115cm" svg:viewBox="0 0 319 473" svg:d="M252 255c0 170-84 196-126 196-17 0-53 0-70-23 28-3 31-25 31-31 0-19-14-33-34-33-22 0-33 14-33 33 0 48 39 76 106 76 101 0 193-92 193-241 0-170-75-232-157-232-22 0-70 3-112 42-22 22-50 50-50 112 0 90 70 154 151 154 56 0 87-36 101-67zM154 288c-25 0-53-8-70-42-17-25-17-53-17-92s0-67 20-95c17-25 39-39 75-39 37 0 56 22 68 42 19 28 22 75 22 100 0 90-53 126-98 126z">
            <text:p/>
          </draw:path>
          <draw:path draw:style-name="gr6" draw:layer="layout" svg:width="0.318cm" svg:height="0.472cm" svg:x="20.135cm" svg:y="2.115cm" svg:viewBox="0 0 319 473" svg:d="M252 255c0 170-84 196-126 196-17 0-53 0-70-23 28-3 31-25 31-31 0-19-14-33-34-33-22 0-33 14-33 33 0 48 39 76 106 76 101 0 193-92 193-241 0-170-75-232-157-232-22 0-70 3-112 42-22 22-50 50-50 112 0 90 70 154 151 154 56 0 87-36 101-67zM154 288c-25 0-53-8-70-42-17-25-17-53-17-92s0-67 20-95c17-25 39-39 75-39 37 0 56 22 68 42 19 28 22 75 22 100 0 90-53 126-98 126z">
            <text:p/>
          </draw:path>
        </draw:g>
        <draw:g>
          <svg:title>TexMaths</svg:title>
          <svg:desc>28§display§t_{100}§svg§600§FALSE§</svg:desc>
          <draw:polygon draw:style-name="gr5" draw:layer="layout" svg:width="1.533cm" svg:height="0.755cm" svg:x="21.55cm" svg:y="1.819cm" svg:viewBox="0 0 1534 756" draw:points="767,756 0,756 0,0 1534,0 1534,756">
            <text:p/>
          </draw:polygon>
          <draw:path draw:style-name="gr6" draw:layer="layout" svg:width="0.304cm" svg:height="0.629cm" svg:x="21.572cm" svg:y="1.808cm" svg:viewBox="0 0 305 630" svg:d="M182 224h92c20 0 31 0 31-20 0-11-11-11-28-11h-87c37-140 40-159 40-165 0-17-12-28-28-28-3 0-31 0-40 36l-39 157h-92c-20 0-31 0-31 20 0 11 8 11 28 11h87c-70 280-76 297-76 313 0 54 39 93 93 93 100 0 156-146 156-151 0-12-8-12-11-12-8 0-11 3-14 14-45 104-95 126-129 126-22 0-30-11-30-44 0-26 0-31 5-48z">
            <text:p/>
          </draw:path>
          <draw:path draw:style-name="gr6" draw:layer="layout" svg:width="0.254cm" svg:height="0.458cm" svg:x="21.981cm" svg:y="2.116cm" svg:viewBox="0 0 255 459" svg:d="M157 20c0-20 0-20-20-20-45 45-109 45-137 45v25c17 0 62 0 101-20v353c0 22 0 31-70 31h-25v25c11 0 98-3 123-3 22 0 109 3 126 3v-25h-28c-70 0-70-9-70-31z">
            <text:p/>
          </draw:path>
          <draw:path draw:style-name="gr6" draw:layer="layout" svg:width="0.321cm" svg:height="0.472cm" svg:x="22.334cm" svg:y="2.116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6" draw:layer="layout" svg:width="0.321cm" svg:height="0.472cm" svg:x="22.726cm" svg:y="2.116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</draw:g>
        <draw:g>
          <svg:title>TexMaths</svg:title>
          <svg:desc>28§display§\vec{r}_{1}§svg§600§FALSE§</svg:desc>
          <draw:polygon draw:style-name="gr5" draw:layer="layout" svg:width="0.87cm" svg:height="0.853cm" svg:x="5.453cm" svg:y="4.214cm" svg:viewBox="0 0 871 854" draw:points="434,854 0,854 0,0 871,0 871,854">
            <text:p/>
          </draw:polygon>
          <draw:path draw:style-name="gr6" draw:layer="layout" svg:width="0.439cm" svg:height="0.198cm" svg:x="5.632cm" svg:y="4.21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5.512cm" svg:y="4.48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254cm" svg:height="0.458cm" svg:x="6.005cm" svg:y="4.606cm" svg:viewBox="0 0 255 459" svg:d="M157 20c0-20 0-20-20-20-45 45-109 45-137 45v25c17 0 62 0 101-20v353c0 23 0 31-70 31h-25v25c11 0 98-3 123-3 22 0 109 3 126 3v-25h-28c-70 0-70-8-70-31z">
            <text:p/>
          </draw:path>
        </draw:g>
        <draw:g>
          <svg:title>TexMaths</svg:title>
          <svg:desc>28§display§\vec{r}_{2}§svg§600§FALSE§</svg:desc>
          <draw:polygon draw:style-name="gr5" draw:layer="layout" svg:width="0.87cm" svg:height="0.853cm" svg:x="8.5cm" svg:y="4.215cm" svg:viewBox="0 0 871 854" draw:points="434,854 0,854 0,0 871,0 871,854">
            <text:p/>
          </draw:polygon>
          <draw:path draw:style-name="gr6" draw:layer="layout" svg:width="0.439cm" svg:height="0.198cm" svg:x="8.679cm" svg:y="4.215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8.559cm" svg:y="4.48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07cm" svg:height="0.458cm" svg:x="9.018cm" svg:y="4.6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vec{r}_{3}§svg§600§FALSE§</svg:desc>
          <draw:polygon draw:style-name="gr5" draw:layer="layout" svg:width="0.87cm" svg:height="0.853cm" svg:x="9.7cm" svg:y="4.215cm" svg:viewBox="0 0 871 854" draw:points="434,854 0,854 0,0 871,0 871,854">
            <text:p/>
          </draw:polygon>
          <draw:path draw:style-name="gr6" draw:layer="layout" svg:width="0.439cm" svg:height="0.198cm" svg:x="9.879cm" svg:y="4.215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9.759cm" svg:y="4.484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18cm" svg:height="0.472cm" svg:x="10.213cm" svg:y="4.607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</draw:g>
        <draw:g>
          <svg:title>TexMaths</svg:title>
          <svg:desc>28§display§\vec{r}_{4}§svg§600§FALSE§</svg:desc>
          <draw:polygon draw:style-name="gr5" draw:layer="layout" svg:width="0.87cm" svg:height="0.853cm" svg:x="12.1cm" svg:y="4.246cm" svg:viewBox="0 0 871 854" draw:points="434,854 0,854 0,0 871,0 871,854">
            <text:p/>
          </draw:polygon>
          <draw:path draw:style-name="gr6" draw:layer="layout" svg:width="0.439cm" svg:height="0.198cm" svg:x="12.279cm" svg:y="4.24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12.159cm" svg:y="4.51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41cm" svg:height="0.467cm" svg:x="12.601cm" svg:y="4.632cm" svg:viewBox="0 0 342 468" svg:d="M342 353v-25h-79v-308c0-14 0-20-14-20-8 0-11 0-19 8l-230 320v25h204v59c0 22 0 30-56 30h-19v26c36-3 78-3 103-3 28 0 70 0 107 3v-26h-20c-56 0-56-8-56-30v-59zM210 76v252h-185z">
            <text:p/>
          </draw:path>
        </draw:g>
        <draw:g>
          <svg:title>TexMaths</svg:title>
          <svg:desc>28§display§\vec{r}_{5}§svg§600§FALSE§</svg:desc>
          <draw:polygon draw:style-name="gr5" draw:layer="layout" svg:width="0.87cm" svg:height="0.853cm" svg:x="14.401cm" svg:y="4.201cm" svg:viewBox="0 0 871 854" draw:points="434,854 0,854 0,0 871,0 871,854">
            <text:p/>
          </draw:polygon>
          <draw:path draw:style-name="gr6" draw:layer="layout" svg:width="0.439cm" svg:height="0.198cm" svg:x="14.58cm" svg:y="4.20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14.46cm" svg:y="4.47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07cm" svg:height="0.472cm" svg:x="14.919cm" svg:y="4.593cm" svg:viewBox="0 0 308 473" svg:d="M64 73c37 8 56 8 68 8 92 0 145-61 145-73 0-5-5-8-8-8 0 0-3 0-6 3-17 5-53 19-103 19-20 0-59-2-104-19-6-3-8-3-8-3-9 0-9 8-9 20v204c0 11 0 20 11 20 6 0 6-3 14-12 31-36 73-42 96-42 42 0 61 34 64 40 14 22 17 47 17 89 0 20 0 62-20 93-19 22-47 39-81 39-45 0-92-25-109-70 25 3 39-14 39-34 0-31-25-36-36-36 0 0-34 0-34 39 0 62 56 123 140 123 90 0 168-64 168-151 0-78-62-151-146-151-30 0-67 8-98 33z">
            <text:p/>
          </draw:path>
        </draw:g>
        <draw:frame draw:style-name="gr7" draw:text-style-name="P2" draw:layer="layout" svg:width="1.035cm" svg:height="1.162cm" svg:x="16.6cm" svg:y="2.4cm">
          <draw:text-box>
            <text:p><text:span text:style-name="T1">...</text:span></text:p>
          </draw:text-box>
        </draw:frame>
        <draw:g>
          <svg:title>TexMaths</svg:title>
          <svg:desc>28§display§\vec{r}_{99}§svg§600§FALSE§</svg:desc>
          <draw:polygon draw:style-name="gr5" draw:layer="layout" svg:width="1.262cm" svg:height="0.853cm" svg:x="19.202cm" svg:y="4.201cm" svg:viewBox="0 0 1263 854" draw:points="630,854 0,854 0,0 1263,0 1263,854">
            <text:p/>
          </draw:polygon>
          <draw:path draw:style-name="gr6" draw:layer="layout" svg:width="0.439cm" svg:height="0.198cm" svg:x="19.381cm" svg:y="4.20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19.261cm" svg:y="4.47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18cm" svg:height="0.472cm" svg:x="19.714cm" svg:y="4.593cm" svg:viewBox="0 0 319 473" svg:d="M252 255c0 171-84 196-126 196-17 0-53 0-70-23 28-2 31-25 31-30 0-20-14-34-34-34-22 0-33 14-33 34 0 47 39 75 106 75 101 0 193-92 193-241 0-170-75-232-157-232-22 0-70 3-112 42-22 22-50 50-50 112 0 90 70 154 151 154 56 0 87-36 101-67zM154 288c-25 0-53-8-70-42-17-25-17-53-17-92s0-67 20-95c17-25 39-39 75-39 37 0 56 22 68 42 19 28 22 75 22 100 0 90-53 126-98 126z">
            <text:p/>
          </draw:path>
          <draw:path draw:style-name="gr6" draw:layer="layout" svg:width="0.318cm" svg:height="0.472cm" svg:x="20.107cm" svg:y="4.593cm" svg:viewBox="0 0 319 473" svg:d="M252 255c0 171-84 196-126 196-17 0-53 0-70-23 28-2 31-25 31-30 0-20-14-34-34-34-22 0-33 14-33 34 0 47 39 75 106 75 101 0 193-92 193-241 0-170-75-232-157-232-22 0-70 3-112 42-22 22-50 50-50 112 0 90 70 154 151 154 56 0 87-36 101-67zM154 288c-25 0-53-8-70-42-17-25-17-53-17-92s0-67 20-95c17-25 39-39 75-39 37 0 56 22 68 42 19 28 22 75 22 100 0 90-53 126-98 126z">
            <text:p/>
          </draw:path>
        </draw:g>
        <draw:g>
          <svg:title>TexMaths</svg:title>
          <svg:desc>28§display§\vec{r}_{100}§svg§600§FALSE§</svg:desc>
          <draw:polygon draw:style-name="gr5" draw:layer="layout" svg:width="1.654cm" svg:height="0.853cm" svg:x="21.602cm" svg:y="4.201cm" svg:viewBox="0 0 1655 854" draw:points="829,854 0,854 0,0 1655,0 1655,854">
            <text:p/>
          </draw:polygon>
          <draw:path draw:style-name="gr6" draw:layer="layout" svg:width="0.439cm" svg:height="0.198cm" svg:x="21.781cm" svg:y="4.20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21.661cm" svg:y="4.47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254cm" svg:height="0.458cm" svg:x="22.154cm" svg:y="4.593cm" svg:viewBox="0 0 255 459" svg:d="M157 20c0-20 0-20-20-20-45 45-109 45-137 45v25c17 0 62 0 101-20v353c0 23 0 31-70 31h-25v25c11 0 98-3 123-3 22 0 109 3 126 3v-25h-28c-70 0-70-8-70-31z">
            <text:p/>
          </draw:path>
          <draw:path draw:style-name="gr6" draw:layer="layout" svg:width="0.321cm" svg:height="0.472cm" svg:x="22.507cm" svg:y="4.593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  <draw:path draw:style-name="gr6" draw:layer="layout" svg:width="0.321cm" svg:height="0.472cm" svg:x="22.899cm" svg:y="4.593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</draw:g>
        <draw:g>
          <svg:title>TexMaths</svg:title>
          <svg:desc>28§display§\vec{r}_{38}§svg§600§FALSE§</svg:desc>
          <draw:polygon draw:style-name="gr5" draw:layer="layout" svg:width="1.262cm" svg:height="0.853cm" svg:x="5.453cm" svg:y="5.616cm" svg:viewBox="0 0 1263 854" draw:points="630,854 0,854 0,0 1263,0 1263,854">
            <text:p/>
          </draw:polygon>
          <draw:path draw:style-name="gr6" draw:layer="layout" svg:width="0.439cm" svg:height="0.198cm" svg:x="5.632cm" svg:y="5.61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5.512cm" svg:y="5.885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18cm" svg:height="0.472cm" svg:x="5.965cm" svg:y="6.008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6" draw:layer="layout" svg:width="0.318cm" svg:height="0.472cm" svg:x="6.358cm" svg:y="6.008cm" svg:viewBox="0 0 319 473" svg:d="M210 210c53-25 87-59 87-106 0-68-70-104-137-104-76 0-138 50-138 115 0 33 14 56 28 70 12 17 17 19 56 42-36 17-106 53-106 126 0 78 81 120 160 120 86 0 159-56 159-129 0-47-28-86-67-109-8-5-34-19-42-25zM95 143c-17-9-36-28-36-53 0-45 50-70 101-70 53 0 100 33 100 84 0 61-70 92-72 92 0 0-3 0-9-3zM129 241l95 53c20 11 53 34 53 73 0 53-56 84-117 84-65 0-118-39-118-98 0-51 39-90 87-112z">
            <text:p/>
          </draw:path>
        </draw:g>
        <draw:g>
          <svg:title>TexMaths</svg:title>
          <svg:desc>28§display§\vec{r}_{74}§svg§600§FALSE§</svg:desc>
          <draw:polygon draw:style-name="gr5" draw:layer="layout" svg:width="1.262cm" svg:height="0.853cm" svg:x="8.501cm" svg:y="5.616cm" svg:viewBox="0 0 1263 854" draw:points="630,854 0,854 0,0 1263,0 1263,854">
            <text:p/>
          </draw:polygon>
          <draw:path draw:style-name="gr6" draw:layer="layout" svg:width="0.439cm" svg:height="0.198cm" svg:x="8.68cm" svg:y="5.61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8.56cm" svg:y="5.88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29cm" svg:height="0.481cm" svg:x="9.025cm" svg:y="6.002cm" svg:viewBox="0 0 330 482" svg:d="M322 50c8-8 8-11 8-28h-182c-28 0-36 0-61-2-37-3-37-9-39-20h-23l-25 148h22c3-11 9-56 20-64 6-3 62-3 73-3h151c-22 28-56 73-73 93-89 117-98 229-98 268 0 9 0 40 34 40 33 0 33-31 33-40v-28c0-134 26-196 56-232z">
            <text:p/>
          </draw:path>
          <draw:path draw:style-name="gr6" draw:layer="layout" svg:width="0.341cm" svg:height="0.467cm" svg:x="9.394cm" svg:y="6.002cm" svg:viewBox="0 0 342 468" svg:d="M342 353v-25h-79v-308c0-14 0-20-14-20-8 0-11 0-19 8l-230 320v25h204v59c0 22 0 30-56 30h-19v26c36-3 78-3 103-3 28 0 70 0 107 3v-26h-20c-56 0-56-8-56-30v-59zM210 76v252h-185z">
            <text:p/>
          </draw:path>
        </draw:g>
        <draw:g>
          <svg:title>TexMaths</svg:title>
          <svg:desc>28§display§\vec{r}_{17}§svg§600§FALSE§</svg:desc>
          <draw:polygon draw:style-name="gr5" draw:layer="layout" svg:width="1.262cm" svg:height="0.853cm" svg:x="9.701cm" svg:y="5.616cm" svg:viewBox="0 0 1263 854" draw:points="630,854 0,854 0,0 1263,0 1263,854">
            <text:p/>
          </draw:polygon>
          <draw:path draw:style-name="gr6" draw:layer="layout" svg:width="0.439cm" svg:height="0.198cm" svg:x="9.88cm" svg:y="5.61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9.76cm" svg:y="5.88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254cm" svg:height="0.458cm" svg:x="10.253cm" svg:y="6.008cm" svg:viewBox="0 0 255 459" svg:d="M157 20c0-20 0-20-20-20-45 45-109 45-137 45v25c17 0 62 0 101-20v353c0 23 0 31-70 31h-25v25c11 0 98-3 123-3 22 0 109 3 126 3v-25h-28c-70 0-70-8-70-31z">
            <text:p/>
          </draw:path>
          <draw:path draw:style-name="gr6" draw:layer="layout" svg:width="0.329cm" svg:height="0.481cm" svg:x="10.617cm" svg:y="6.002cm" svg:viewBox="0 0 330 482" svg:d="M322 50c8-8 8-11 8-28h-182c-28 0-36 0-61-2-37-3-37-9-39-20h-23l-25 148h22c3-11 9-56 20-64 6-3 62-3 73-3h151c-22 28-56 73-73 93-89 117-98 229-98 268 0 9 0 40 34 40 33 0 33-31 33-40v-28c0-134 26-196 56-232z">
            <text:p/>
          </draw:path>
        </draw:g>
        <draw:g>
          <svg:title>TexMaths</svg:title>
          <svg:desc>28§display§\vec{r}_{99}§svg§600§FALSE§</svg:desc>
          <draw:polygon draw:style-name="gr5" draw:layer="layout" svg:width="1.262cm" svg:height="0.853cm" svg:x="12.101cm" svg:y="5.648cm" svg:viewBox="0 0 1263 854" draw:points="630,854 0,854 0,0 1263,0 1263,854">
            <text:p/>
          </draw:polygon>
          <draw:path draw:style-name="gr6" draw:layer="layout" svg:width="0.439cm" svg:height="0.198cm" svg:x="12.28cm" svg:y="5.648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12.16cm" svg:y="5.917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18cm" svg:height="0.472cm" svg:x="12.613cm" svg:y="6.04cm" svg:viewBox="0 0 319 473" svg:d="M252 255c0 171-84 196-126 196-17 0-53 0-70-23 28-2 31-25 31-30 0-20-14-34-34-34-22 0-33 14-33 34 0 47 39 75 106 75 101 0 193-92 193-241 0-170-75-232-157-232-22 0-70 3-112 42-22 22-50 50-50 112 0 90 70 154 151 154 56 0 87-36 101-67zM154 288c-25 0-53-8-70-42-17-25-17-53-17-92s0-67 20-95c17-25 39-39 75-39 37 0 56 22 68 42 19 28 22 75 22 100 0 90-53 126-98 126z">
            <text:p/>
          </draw:path>
          <draw:path draw:style-name="gr6" draw:layer="layout" svg:width="0.318cm" svg:height="0.472cm" svg:x="13.006cm" svg:y="6.04cm" svg:viewBox="0 0 319 473" svg:d="M252 255c0 171-84 196-126 196-17 0-53 0-70-23 28-2 31-25 31-30 0-20-14-34-34-34-22 0-33 14-33 34 0 47 39 75 106 75 101 0 193-92 193-241 0-170-75-232-157-232-22 0-70 3-112 42-22 22-50 50-50 112 0 90 70 154 151 154 56 0 87-36 101-67zM154 288c-25 0-53-8-70-42-17-25-17-53-17-92s0-67 20-95c17-25 39-39 75-39 37 0 56 22 68 42 19 28 22 75 22 100 0 90-53 126-98 126z">
            <text:p/>
          </draw:path>
        </draw:g>
        <draw:g>
          <svg:title>TexMaths</svg:title>
          <svg:desc>28§display§\vec{r}_{56}§svg§600§FALSE§</svg:desc>
          <draw:polygon draw:style-name="gr5" draw:layer="layout" svg:width="1.262cm" svg:height="0.853cm" svg:x="14.402cm" svg:y="5.603cm" svg:viewBox="0 0 1263 854" draw:points="630,854 0,854 0,0 1263,0 1263,854">
            <text:p/>
          </draw:polygon>
          <draw:path draw:style-name="gr6" draw:layer="layout" svg:width="0.439cm" svg:height="0.198cm" svg:x="14.581cm" svg:y="5.603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14.461cm" svg:y="5.872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07cm" svg:height="0.472cm" svg:x="14.92cm" svg:y="5.995cm" svg:viewBox="0 0 308 473" svg:d="M64 73c37 8 56 8 68 8 92 0 145-61 145-73 0-5-5-8-8-8 0 0-3 0-6 3-17 5-53 19-103 19-20 0-59-2-104-19-6-3-8-3-8-3-9 0-9 8-9 20v204c0 11 0 20 11 20 6 0 6-3 14-12 31-36 73-42 96-42 42 0 61 34 64 40 14 22 17 47 17 89 0 20 0 62-20 93-19 22-47 39-81 39-45 0-92-25-109-70 25 3 39-14 39-34 0-31-25-36-36-36 0 0-34 0-34 39 0 62 56 123 140 123 90 0 168-64 168-151 0-78-62-151-146-151-30 0-67 8-98 33z">
            <text:p/>
          </draw:path>
          <draw:path draw:style-name="gr6" draw:layer="layout" svg:width="0.318cm" svg:height="0.472cm" svg:x="15.307cm" svg:y="5.995cm" svg:viewBox="0 0 319 473" svg:d="M67 232c0-56 6-106 31-148 22-39 62-64 106-64 20 0 48 5 62 25-17 0-31 14-31 33 0 17 11 31 31 31 22 0 34-14 34-33 0-40-28-76-98-76-101 0-202 92-202 241 0 179 84 232 162 232 84 0 157-64 157-154 0-89-70-154-151-154-56 0-87 37-101 67zM162 451c-36 0-64-20-78-51-8-19-14-56-14-95 0-67 39-120 95-120 31 0 53 14 70 39s17 53 17 95c0 39 0 67-17 95-17 25-39 37-73 37z">
            <text:p/>
          </draw:path>
        </draw:g>
        <draw:g>
          <svg:title>TexMaths</svg:title>
          <svg:desc>28§display§\vec{r}_{53}§svg§600§FALSE§</svg:desc>
          <draw:polygon draw:style-name="gr5" draw:layer="layout" svg:width="1.262cm" svg:height="0.853cm" svg:x="19.203cm" svg:y="5.603cm" svg:viewBox="0 0 1263 854" draw:points="630,854 0,854 0,0 1263,0 1263,854">
            <text:p/>
          </draw:polygon>
          <draw:path draw:style-name="gr6" draw:layer="layout" svg:width="0.439cm" svg:height="0.198cm" svg:x="19.382cm" svg:y="5.603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19.262cm" svg:y="5.872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07cm" svg:height="0.472cm" svg:x="19.721cm" svg:y="5.995cm" svg:viewBox="0 0 308 473" svg:d="M64 73c37 8 56 8 68 8 92 0 145-61 145-73 0-5-5-8-8-8 0 0-3 0-6 3-17 5-53 19-103 19-20 0-59-2-104-19-6-3-8-3-8-3-9 0-9 8-9 20v204c0 11 0 20 11 20 6 0 6-3 14-12 31-36 73-42 96-42 42 0 61 34 64 40 14 22 17 47 17 89 0 20 0 62-20 93-19 22-47 39-81 39-45 0-92-25-109-70 25 3 39-14 39-34 0-31-25-36-36-36 0 0-34 0-34 39 0 62 56 123 140 123 90 0 168-64 168-151 0-78-62-151-146-151-30 0-67 8-98 33z">
            <text:p/>
          </draw:path>
          <draw:path draw:style-name="gr6" draw:layer="layout" svg:width="0.318cm" svg:height="0.472cm" svg:x="20.108cm" svg:y="5.995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</draw:g>
        <draw:g>
          <svg:title>TexMaths</svg:title>
          <svg:desc>28§display§\vec{r}_{12}§svg§600§FALSE§</svg:desc>
          <draw:polygon draw:style-name="gr5" draw:layer="layout" svg:width="1.262cm" svg:height="0.853cm" svg:x="21.603cm" svg:y="5.602cm" svg:viewBox="0 0 1263 854" draw:points="630,854 0,854 0,0 1263,0 1263,854">
            <text:p/>
          </draw:polygon>
          <draw:path draw:style-name="gr6" draw:layer="layout" svg:width="0.439cm" svg:height="0.198cm" svg:x="21.782cm" svg:y="5.60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21.662cm" svg:y="5.87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254cm" svg:height="0.458cm" svg:x="22.155cm" svg:y="5.994cm" svg:viewBox="0 0 255 459" svg:d="M157 20c0-20 0-20-20-20-45 45-109 45-137 45v25c17 0 62 0 101-20v353c0 23 0 31-70 31h-25v25c11 0 98-3 123-3 22 0 109 3 126 3v-25h-28c-70 0-70-8-70-31z">
            <text:p/>
          </draw:path>
          <draw:path draw:style-name="gr6" draw:layer="layout" svg:width="0.307cm" svg:height="0.458cm" svg:x="22.513cm" svg:y="5.99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vec{r}_{23}§svg§600§FALSE§</svg:desc>
          <draw:polygon draw:style-name="gr5" draw:layer="layout" svg:width="1.262cm" svg:height="0.853cm" svg:x="5.453cm" svg:y="7.117cm" svg:viewBox="0 0 1263 854" draw:points="630,854 0,854 0,0 1263,0 1263,854">
            <text:p/>
          </draw:polygon>
          <draw:path draw:style-name="gr6" draw:layer="layout" svg:width="0.439cm" svg:height="0.198cm" svg:x="5.632cm" svg:y="7.1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5.512cm" svg:y="7.386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07cm" svg:height="0.458cm" svg:x="5.971cm" svg:y="7.50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  <draw:path draw:style-name="gr6" draw:layer="layout" svg:width="0.318cm" svg:height="0.472cm" svg:x="6.358cm" svg:y="7.509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</draw:g>
        <draw:g>
          <svg:title>TexMaths</svg:title>
          <svg:desc>28§display§\vec{r}_{79}§svg§600§FALSE§</svg:desc>
          <draw:polygon draw:style-name="gr5" draw:layer="layout" svg:width="1.262cm" svg:height="0.853cm" svg:x="8.501cm" svg:y="7.116cm" svg:viewBox="0 0 1263 854" draw:points="630,854 0,854 0,0 1263,0 1263,854">
            <text:p/>
          </draw:polygon>
          <draw:path draw:style-name="gr6" draw:layer="layout" svg:width="0.439cm" svg:height="0.198cm" svg:x="8.68cm" svg:y="7.11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8.56cm" svg:y="7.38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29cm" svg:height="0.481cm" svg:x="9.025cm" svg:y="7.502cm" svg:viewBox="0 0 330 482" svg:d="M322 50c8-8 8-11 8-28h-182c-28 0-36 0-61-2-37-3-37-9-39-20h-23l-25 148h22c3-11 9-56 20-64 6-3 62-3 73-3h151c-22 28-56 73-73 93-89 117-98 229-98 268 0 9 0 40 34 40 33 0 33-31 33-40v-28c0-134 26-196 56-232z">
            <text:p/>
          </draw:path>
          <draw:path draw:style-name="gr6" draw:layer="layout" svg:width="0.318cm" svg:height="0.472cm" svg:x="9.406cm" svg:y="7.508cm" svg:viewBox="0 0 319 473" svg:d="M252 255c0 171-84 196-126 196-17 0-53 0-70-23 28-2 31-25 31-30 0-20-14-34-34-34-22 0-33 14-33 34 0 47 39 75 106 75 101 0 193-92 193-241 0-170-75-232-157-232-22 0-70 3-112 42-22 22-50 50-50 112 0 90 70 154 151 154 56 0 87-36 101-67zM154 288c-25 0-53-8-70-42-17-25-17-53-17-92s0-67 20-95c17-25 39-39 75-39 37 0 56 22 68 42 19 28 22 75 22 100 0 90-53 126-98 126z">
            <text:p/>
          </draw:path>
        </draw:g>
        <draw:g>
          <svg:title>TexMaths</svg:title>
          <svg:desc>28§display§\vec{r}_{87}§svg§600§FALSE§</svg:desc>
          <draw:polygon draw:style-name="gr5" draw:layer="layout" svg:width="1.262cm" svg:height="0.853cm" svg:x="9.702cm" svg:y="7.116cm" svg:viewBox="0 0 1263 854" draw:points="630,854 0,854 0,0 1263,0 1263,854">
            <text:p/>
          </draw:polygon>
          <draw:path draw:style-name="gr6" draw:layer="layout" svg:width="0.439cm" svg:height="0.198cm" svg:x="9.881cm" svg:y="7.116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9.761cm" svg:y="7.38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18cm" svg:height="0.472cm" svg:x="10.214cm" svg:y="7.508cm" svg:viewBox="0 0 319 473" svg:d="M210 210c53-25 87-59 87-106 0-68-70-104-137-104-76 0-138 50-138 115 0 33 14 56 28 70 12 17 17 19 56 42-36 17-106 53-106 126 0 78 81 120 160 120 86 0 159-56 159-129 0-47-28-86-67-109-8-5-34-19-42-25zM95 143c-17-9-36-28-36-53 0-45 50-70 101-70 53 0 100 33 100 84 0 61-70 92-72 92 0 0-3 0-9-3zM129 241l95 53c20 11 53 34 53 73 0 53-56 84-117 84-65 0-118-39-118-98 0-51 39-90 87-112z">
            <text:p/>
          </draw:path>
          <draw:path draw:style-name="gr6" draw:layer="layout" svg:width="0.329cm" svg:height="0.481cm" svg:x="10.618cm" svg:y="7.502cm" svg:viewBox="0 0 330 482" svg:d="M322 50c8-8 8-11 8-28h-182c-28 0-36 0-61-2-37-3-37-9-39-20h-23l-25 148h22c3-11 9-56 20-64 6-3 62-3 73-3h151c-22 28-56 73-73 93-89 117-98 229-98 268 0 9 0 40 34 40 33 0 33-31 33-40v-28c0-134 26-196 56-232z">
            <text:p/>
          </draw:path>
        </draw:g>
        <draw:g>
          <svg:title>TexMaths</svg:title>
          <svg:desc>28§display§\vec{r}_{41}§svg§600§FALSE§</svg:desc>
          <draw:polygon draw:style-name="gr5" draw:layer="layout" svg:width="1.262cm" svg:height="0.853cm" svg:x="12.102cm" svg:y="7.148cm" svg:viewBox="0 0 1263 854" draw:points="630,854 0,854 0,0 1263,0 1263,854">
            <text:p/>
          </draw:polygon>
          <draw:path draw:style-name="gr6" draw:layer="layout" svg:width="0.439cm" svg:height="0.198cm" svg:x="12.281cm" svg:y="7.148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12.161cm" svg:y="7.41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41cm" svg:height="0.467cm" svg:x="12.603cm" svg:y="7.534cm" svg:viewBox="0 0 342 468" svg:d="M342 353v-25h-79v-308c0-14 0-20-14-20-8 0-11 0-19 8l-230 320v25h204v59c0 22 0 30-56 30h-19v26c36-3 78-3 103-3 28 0 70 0 107 3v-26h-20c-56 0-56-8-56-30v-59zM210 76v252h-185z">
            <text:p/>
          </draw:path>
          <draw:path draw:style-name="gr6" draw:layer="layout" svg:width="0.254cm" svg:height="0.458cm" svg:x="13.046cm" svg:y="7.54cm" svg:viewBox="0 0 255 459" svg:d="M157 20c0-20 0-20-20-20-45 45-109 45-137 45v25c17 0 62 0 101-20v353c0 23 0 31-70 31h-25v25c11 0 98-3 123-3 22 0 109 3 126 3v-25h-28c-70 0-70-8-70-31z">
            <text:p/>
          </draw:path>
        </draw:g>
        <draw:g>
          <svg:title>TexMaths</svg:title>
          <svg:desc>28§display§\vec{r}_{56}§svg§600§FALSE§</svg:desc>
          <draw:polygon draw:style-name="gr5" draw:layer="layout" svg:width="1.262cm" svg:height="0.853cm" svg:x="14.402cm" svg:y="7.103cm" svg:viewBox="0 0 1263 854" draw:points="630,854 0,854 0,0 1263,0 1263,854">
            <text:p/>
          </draw:polygon>
          <draw:path draw:style-name="gr6" draw:layer="layout" svg:width="0.439cm" svg:height="0.198cm" svg:x="14.581cm" svg:y="7.103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14.461cm" svg:y="7.372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07cm" svg:height="0.472cm" svg:x="14.92cm" svg:y="7.495cm" svg:viewBox="0 0 308 473" svg:d="M64 73c37 8 56 8 68 8 92 0 145-61 145-73 0-5-5-8-8-8 0 0-3 0-6 3-17 5-53 19-103 19-20 0-59-2-104-19-6-3-8-3-8-3-9 0-9 8-9 20v204c0 11 0 20 11 20 6 0 6-3 14-12 31-36 73-42 96-42 42 0 61 34 64 40 14 22 17 47 17 89 0 20 0 62-20 93-19 22-47 39-81 39-45 0-92-25-109-70 25 3 39-14 39-34 0-31-25-36-36-36 0 0-34 0-34 39 0 62 56 123 140 123 90 0 168-64 168-151 0-78-62-151-146-151-30 0-67 8-98 33z">
            <text:p/>
          </draw:path>
          <draw:path draw:style-name="gr6" draw:layer="layout" svg:width="0.318cm" svg:height="0.472cm" svg:x="15.307cm" svg:y="7.495cm" svg:viewBox="0 0 319 473" svg:d="M67 232c0-56 6-106 31-148 22-39 62-64 106-64 20 0 48 5 62 25-17 0-31 14-31 33 0 17 11 31 31 31 22 0 34-14 34-33 0-40-28-76-98-76-101 0-202 92-202 241 0 179 84 232 162 232 84 0 157-64 157-154 0-89-70-154-151-154-56 0-87 37-101 67zM162 451c-36 0-64-20-78-51-8-19-14-56-14-95 0-67 39-120 95-120 31 0 53 14 70 39s17 53 17 95c0 39 0 67-17 95-17 25-39 37-73 37z">
            <text:p/>
          </draw:path>
        </draw:g>
        <draw:g>
          <svg:title>TexMaths</svg:title>
          <svg:desc>28§display§\vec{r}_{2}§svg§600§FALSE§</svg:desc>
          <draw:polygon draw:style-name="gr5" draw:layer="layout" svg:width="0.87cm" svg:height="0.853cm" svg:x="19.204cm" svg:y="7.103cm" svg:viewBox="0 0 871 854" draw:points="434,854 0,854 0,0 871,0 871,854">
            <text:p/>
          </draw:polygon>
          <draw:path draw:style-name="gr6" draw:layer="layout" svg:width="0.439cm" svg:height="0.198cm" svg:x="19.383cm" svg:y="7.103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19.263cm" svg:y="7.37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07cm" svg:height="0.458cm" svg:x="19.722cm" svg:y="7.49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vec{r}_{69}§svg§600§FALSE§</svg:desc>
          <draw:polygon draw:style-name="gr5" draw:layer="layout" svg:width="1.262cm" svg:height="0.853cm" svg:x="21.604cm" svg:y="7.103cm" svg:viewBox="0 0 1263 854" draw:points="630,854 0,854 0,0 1263,0 1263,854">
            <text:p/>
          </draw:polygon>
          <draw:path draw:style-name="gr6" draw:layer="layout" svg:width="0.439cm" svg:height="0.198cm" svg:x="21.783cm" svg:y="7.103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6" draw:layer="layout" svg:width="0.402cm" svg:height="0.447cm" svg:x="21.663cm" svg:y="7.372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6" draw:layer="layout" svg:width="0.318cm" svg:height="0.472cm" svg:x="22.116cm" svg:y="7.495cm" svg:viewBox="0 0 319 473" svg:d="M67 232c0-56 6-106 31-148 22-39 62-64 106-64 20 0 48 5 62 25-17 0-31 14-31 33 0 17 11 31 31 31 22 0 34-14 34-33 0-40-28-76-98-76-101 0-202 92-202 241 0 179 84 232 162 232 84 0 157-64 157-154 0-89-70-154-151-154-56 0-87 37-101 67zM162 451c-36 0-64-20-78-51-8-19-14-56-14-95 0-67 39-120 95-120 31 0 53 14 70 39s17 53 17 95c0 39 0 67-17 95-17 25-39 37-73 37z">
            <text:p/>
          </draw:path>
          <draw:path draw:style-name="gr6" draw:layer="layout" svg:width="0.318cm" svg:height="0.472cm" svg:x="22.509cm" svg:y="7.495cm" svg:viewBox="0 0 319 473" svg:d="M252 255c0 171-84 196-126 196-17 0-53 0-70-23 28-2 31-25 31-30 0-20-14-34-34-34-22 0-33 14-33 34 0 47 39 75 106 75 101 0 193-92 193-241 0-170-75-232-157-232-22 0-70 3-112 42-22 22-50 50-50 112 0 90 70 154 151 154 56 0 87-36 101-67zM154 288c-25 0-53-8-70-42-17-25-17-53-17-92s0-67 20-95c17-25 39-39 75-39 37 0 56 22 68 42 19 28 22 75 22 100 0 90-53 126-98 126z">
            <text:p/>
          </draw:path>
        </draw:g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homeier </meta:initial-creator>
    <meta:creation-date>2015-02-26T12:55:09.208108789</meta:creation-date>
    <meta:editing-duration>PT2H16M3S</meta:editing-duration>
    <meta:editing-cycles>7</meta:editing-cycles>
    <meta:generator>LibreOffice/4.2.7.2$Linux_x86 LibreOffice_project/420m0$Build-2</meta:generator>
    <dc:date>2015-02-26T15:27:29.459596237</dc:date>
    <dc:creator>ahomeier </dc:creator>
    <meta:document-statistic meta:object-count="189"/>
  </office:meta>
</office:document-meta>
</file>